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9af1e" officeooo:paragraph-rsid="0019af1e" style:font-name-complex="IRZar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b81a3" officeooo:paragraph-rsid="001b81a3" style:font-name-complex="IRZar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d8133" officeooo:paragraph-rsid="001d8133" style:font-name-complex="IRZar"/>
    </style:style>
    <style:style style:name="T1" style:family="text">
      <style:text-properties officeooo:rsid="001b81a3"/>
    </style:style>
    <style:style style:name="T2" style:family="text">
      <style:text-properties officeooo:rsid="001d81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۱ – آرم سما کاپ</text:p>
      <text:p text:style-name="P1">۲ – پوستر سما کاپ</text:p>
      <text:p text:style-name="P1">۳ – <text:span text:style-name="T1">تماس با آقای دائمی</text:span></text:p>
      <text:p text:style-name="P2">۴ – ارتباط سما کاپ با پایش</text:p>
      <text:p text:style-name="P2">۵ – وضعیت پایش</text:p>
      <text:p text:style-name="P2">۶ – وب‌سات سما کاپ؟؟؟؟</text:p>
      <text:p text:style-name="P2">۷ – صورت جلسات</text:p>
      <text:p text:style-name="P2">۸ – بازدید از یزد – مسافرت به یزد</text:p>
      <text:p text:style-name="P2">۹ – <text:span text:style-name="T2">آیا در سامانه پایش می‌توان فایل ارسال شده را حذف کرد؟</text:span></text:p>
      <text:p text:style-name="P3">۱۰ – موضوع منتورینگ بچه‌ها در سماکاپ</text:p>
      <text:p text:style-name="P3">۱۱ – حسین مهدی‌پور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23:40:05.101786602</meta:creation-date>
    <dc:date>2024-11-09T03:16:46.241826169</dc:date>
    <meta:editing-duration>PT1H7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57" meta:character-count="270" meta:non-whitespace-character-count="212"/>
  </office:meta>
</office:document-meta>
</file>